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1'"/>
  </office:font-face-decls>
  <office:automatic-styles>
    <style:style style:name="co5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6.271cm"/>
    </style:style>
    <style:style style:name="co6" style:family="table-column">
      <style:table-column-properties fo:break-before="auto" style:column-width="6.588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" style:family="table-cell" style:parent-style-name="Default" style:data-style-name="N0"/>
    <style:style style:name="ce4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automatic"/>
      <style:paragraph-properties fo:text-align="center"/>
      <style:text-properties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6" table:default-cell-style-name="ce8"/>
        <table:table-column table:style-name="co5" table:number-columns-repeated="1020" table:default-cell-style-name="ce8"/>
        <table:table-row table:style-name="ro3">
          <table:table-cell table:style-name="ce2" office:value-type="string" calcext:value-type="string">
            <text:p>Verbas Indenizatórias e outras remunerações temporárias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 table:number-columns-spanned="1" table:number-rows-spanned="3">
            <text:p>Matrícula</text:p>
          </table:table-cell>
          <table:table-cell table:style-name="ce7" office:value-type="string" calcext:value-type="string" table:number-columns-spanned="1" table:number-rows-spanned="3">
            <text:p>Nome</text:p>
          </table:table-cell>
          <table:table-cell table:style-name="ce7" office:value-type="string" calcext:value-type="string" table:number-columns-spanned="1" table:number-rows-spanned="3">
            <text:p>Cargo</text:p>
          </table:table-cell>
          <table:table-cell table:style-name="ce7" office:value-type="string" calcext:value-type="string" table:number-columns-spanned="1" table:number-rows-spanned="3">
            <text:p>Lotação</text:p>
          </table:table-cell>
          <table:table-cell table:style-name="ce7" office:value-type="string" calcext:value-type="string" table:number-columns-spanned="5" table:number-rows-spanned="2">
            <text:p>INDENIZAÇÕES (a)</text:p>
          </table:table-cell>
          <table:covered-table-cell table:number-columns-repeated="4"/>
          <table:table-cell table:style-name="ce7" office:value-type="string" calcext:value-type="string" table:number-columns-spanned="9" table:number-rows-spanned="2">
            <text:p>OUTRAS REMUNERAÇÕES TEMPORÁRIAS (b)</text:p>
          </table:table-cell>
          <table:covered-table-cell table:number-columns-repeated="8"/>
          <table:table-cell table:number-columns-repeated="1006"/>
        </table:table-row>
        <table:table-row table:style-name="ro2">
          <table:covered-table-cell table:number-columns-repeated="18"/>
          <table:table-cell table:number-columns-repeated="1006"/>
        </table:table-row>
        <table:table-row table:style-name="ro4">
          <table:covered-table-cell table:number-columns-repeated="4"/>
          <table:table-cell table:style-name="ce3" office:value-type="string" calcext:value-type="string">
            <text:p>Auxílio Alimentação</text:p>
          </table:table-cell>
          <table:table-cell table:style-name="ce3" office:value-type="string" calcext:value-type="string">
            <text:p>Auxílio Transporte</text:p>
          </table:table-cell>
          <table:table-cell table:style-name="ce3" office:value-type="string" calcext:value-type="string">
            <text:p>Auxílio Moradia</text:p>
          </table:table-cell>
          <table:table-cell table:style-name="ce3" office:value-type="string" calcext:value-type="string">
            <text:p>Férias Indenizadas</text:p>
          </table:table-cell>
          <table:table-cell table:style-name="ce3" office:value-type="string" calcext:value-type="string">
            <text:p>Férias Indenizadas de Estágio</text:p>
          </table:table-cell>
          <table:table-cell table:style-name="ce3" office:value-type="string" calcext:value-type="string">
            <text:p>Insalubridade</text:p>
          </table:table-cell>
          <table:table-cell table:style-name="ce3" office:value-type="string" calcext:value-type="string">
            <text:p>Remuneração Lei 6773</text:p>
          </table:table-cell>
          <table:table-cell table:style-name="ce3" office:value-type="string" calcext:value-type="string">
            <text:p>Remuneração Lei 6818</text:p>
          </table:table-cell>
          <table:table-cell table:style-name="ce3" office:value-type="string" calcext:value-type="string">
            <text:p>Diferença de Entrância</text:p>
          </table:table-cell>
          <table:table-cell table:style-name="ce3" office:value-type="string" calcext:value-type="string">
            <text:p>Remuneração Lei 6773 / Ato 09/2012</text:p>
          </table:table-cell>
          <table:table-cell table:style-name="ce3" office:value-type="string" calcext:value-type="string">
            <text:p>Remuneração Ato 11/2018</text:p>
          </table:table-cell>
          <table:table-cell table:style-name="ce3" office:value-type="string" calcext:value-type="string">
            <text:p>Coordenação de Grupos de Trabalho</text:p>
          </table:table-cell>
          <table:table-cell table:style-name="ce3" office:value-type="string" calcext:value-type="string">
            <text:p>Participação em Comissões e Projetos</text:p>
          </table:table-cell>
          <table:table-cell table:style-name="ce3" office:value-type="string" calcext:value-type="string">
            <text:p>Remuneração de Chefia / Direção / Assessori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76583-0</text:p>
          </table:table-cell>
          <table:table-cell office:value-type="string" calcext:value-type="string">
            <text:p>WLADIMIR BESSA DA CRUZ <text:s text:c="57"/></text:p>
          </table:table-cell>
          <table:table-cell office:value-type="string" calcext:value-type="string">
            <text:p>PROMOTOR DE 3ª <text:s text:c="25"/></text:p>
          </table:table-cell>
          <table:table-cell office:value-type="string" calcext:value-type="string">
            <text:p>PROMOTORES DE JUSTICA <text:s text:c="18"/></text:p>
          </table:table-cell>
          <table:table-cell office:value-type="float" office:value="751.96" calcext:value-type="float">
            <text:p>751,9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3"/>
          <table:table-cell table:style-name="ce4" office:value-type="float" office:value="342613.99" calcext:value-type="float">
            <text:p>342613,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027.87" calcext:value-type="float">
            <text:p>11027,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155.95" calcext:value-type="float">
            <text:p>22155,95</text:p>
          </table:table-cell>
          <table:table-cell table:style-name="ce4" office:value-type="float" office:value="1601.92" calcext:value-type="float">
            <text:p>1601,92</text:p>
          </table:table-cell>
          <table:table-cell table:style-name="ce4" office:value-type="float" office:value="57059.01" calcext:value-type="float">
            <text:p>57059,01</text:p>
          </table:table-cell>
          <table:table-cell table:style-name="ce4" office:value-type="float" office:value="24199.21" calcext:value-type="float">
            <text:p>24199,21</text:p>
          </table:table-cell>
          <table:table-cell table:style-name="ce4" office:value-type="float" office:value="87090.58" calcext:value-type="float">
            <text:p>87090,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300.07" calcext:value-type="float">
            <text:p>58300,07</text:p>
          </table:table-cell>
          <table:table-cell table:style-name="ce4" office:value-type="float" office:value="43284.43" calcext:value-type="float">
            <text:p>43284,43</text:p>
          </table:table-cell>
          <table:table-cell table:style-name="ce4" office:value-type="float" office:value="91128.32" calcext:value-type="float">
            <text:p>91128,32</text:p>
          </table:table-cell>
          <table:table-cell table:style-name="ce4" office:value-type="float" office:value="105092.46" calcext:value-type="float">
            <text:p>105092,4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a) - Auxílio-alimentação, Auxílio-transporte, Auxílio-Moradia, Ajuda de Custo e outras dessa natureza, exceto diárias, que serão divulgadas no Portal da Transparência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b) - Valores pagos a título de Adicional de Insalubridade ou de Periculosidade, Adicional Noturno, Serviço Extraordinário, Substituição de Função, Cumulaçõ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DAMENTO LEGAL: Resolução CNMP nº 89/2012, art. 7º, inciso VII.</text:p>
          </table:table-cell>
          <table:table-cell table:number-columns-repeated="1023"/>
        </table:table-row>
        <table:table-row table:style-name="ro2" table:number-rows-repeated="1047829">
          <table:table-cell table:number-columns-repeated="1024"/>
        </table:table-row>
        <table:table-row table:style-name="ro5" table:number-rows-repeated="73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Plan1.$A$1" table:cell-range-address="Plan1.$A$1:Plan1.$F$4"/>
        </table:named-expressions>
      </table:table>
      <table:table table:name="Plan2" table:style-name="ta1">
        <table:table-column table:style-name="co5" table:number-columns-repeated="1024" table:default-cell-style-name="ce8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1">
        <table:table-column table:style-name="co5" table:number-columns-repeated="1024" table:default-cell-style-name="ce8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1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13" style:display-name="Normal 13" style:family="table-cell" style:parent-style-name="Default" style:data-style-name="N0">
      <style:table-cell-properties fo:background-color="transparent" style:vertical-align="automatic"/>
    </style:style>
    <style:style style:name="Normal_20_14" style:display-name="Normal 14" style:family="table-cell" style:parent-style-name="Default" style:data-style-name="N0">
      <style:table-cell-properties fo:background-color="transparent" style:vertical-align="automatic"/>
    </style:style>
    <style:style style:name="Normal_20_15" style:display-name="Normal 15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15_20_2" style:display-name="Normal 15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16" style:display-name="Normal 16" style:family="table-cell" style:parent-style-name="Default" style:data-style-name="N0">
      <style:table-cell-properties fo:background-color="transparent" style:vertical-align="automatic"/>
    </style:style>
    <style:style style:name="Normal_20_17" style:display-name="Normal 17" style:family="table-cell" style:parent-style-name="Default" style:data-style-name="N0">
      <style:table-cell-properties fo:background-color="transparent" style:vertical-align="automatic"/>
    </style:style>
    <style:style style:name="Normal_20_17_20_2" style:display-name="Normal 17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17_20_3" style:display-name="Normal 17 3" style:family="table-cell" style:parent-style-name="Default" style:data-style-name="N0">
      <style:table-cell-properties fo:background-color="transparent" style:vertical-align="automatic"/>
    </style:style>
    <style:style style:name="Normal_20_17_20_4" style:display-name="Normal 17 4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18" style:display-name="Normal 18" style:family="table-cell" style:parent-style-name="Default" style:data-style-name="N0">
      <style:table-cell-properties fo:background-color="transparent" style:vertical-align="automatic"/>
    </style:style>
    <style:style style:name="Normal_20_19" style:display-name="Normal 19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2_20_2_20_2" style:display-name="Normal 2 2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2_20_2_20_3" style:display-name="Normal 2 2 3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0" style:display-name="Normal 20" style:family="table-cell" style:parent-style-name="Default" style:data-style-name="N0">
      <style:table-cell-properties fo:background-color="transparent" style:vertical-align="automatic"/>
    </style:style>
    <style:style style:name="Normal_20_21" style:display-name="Normal 21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21_20_2" style:display-name="Normal 21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21_20_3" style:display-name="Normal 21 3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22" style:display-name="Normal 22" style:family="table-cell" style:parent-style-name="Default" style:data-style-name="N0">
      <style:table-cell-properties fo:background-color="transparent" style:vertical-align="automatic"/>
    </style:style>
    <style:style style:name="Normal_20_23" style:display-name="Normal 23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3_20_2_20_2" style:display-name="Normal 3 2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3_20_2_20_3" style:display-name="Normal 3 2 3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3_20_2_20_3_20_2" style:display-name="Normal 3 2 3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3_20_3" style:display-name="Normal 3 3" style:family="table-cell" style:parent-style-name="Default" style:data-style-name="N0">
      <style:table-cell-properties fo:background-color="transparent" style:vertical-align="automatic"/>
    </style:style>
    <style:style style:name="Normal_20_3_20_4" style:display-name="Normal 3 4" style:family="table-cell" style:parent-style-name="Default" style:data-style-name="N0">
      <style:table-cell-properties fo:background-color="transparent" style:vertical-align="automatic"/>
    </style:style>
    <style:style style:name="Normal_20_3_20_4_20_2" style:display-name="Normal 3 4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3_20_4_20_3" style:display-name="Normal 3 4 3" style:family="table-cell" style:parent-style-name="Default" style:data-style-name="N0">
      <style:table-cell-properties fo:background-color="transparent" style:vertical-align="automatic"/>
    </style:style>
    <style:style style:name="Normal_20_3_20_4_20_4" style:display-name="Normal 3 4 4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3_20_4_20_4_20_2" style:display-name="Normal 3 4 4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3_20_4_20_4_20_3" style:display-name="Normal 3 4 4 3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3_20_4_20_5" style:display-name="Normal 3 4 5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3_20_4_20_6" style:display-name="Normal 3 4 6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3_20_5" style:display-name="Normal 3 5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3_20_6" style:display-name="Normal 3 6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3_20_6_20_2" style:display-name="Normal 3 6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4_20_2" style:display-name="Normal 4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4_20_3" style:display-name="Normal 4 3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4_20_3_20_2" style:display-name="Normal 4 3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4_20_3_20_3" style:display-name="Normal 4 3 3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4_20_3_20_3_20_2" style:display-name="Normal 4 3 3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4_20_3_20_3_20_3" style:display-name="Normal 4 3 3 3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4_20_3_20_3_20_4" style:display-name="Normal 4 3 3 4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4_20_3_20_3_20_4_20_2" style:display-name="Normal 4 3 3 4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4_20_3_20_4" style:display-name="Normal 4 3 4" style:family="table-cell" style:parent-style-name="Default" style:data-style-name="N0">
      <style:table-cell-properties fo:background-color="transparent" style:vertical-align="automatic"/>
    </style:style>
    <style:style style:name="Normal_20_4_20_3_20_5" style:display-name="Normal 4 3 5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5_20_2" style:display-name="Normal 5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5_20_3" style:display-name="Normal 5 3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5_20_4" style:display-name="Normal 5 4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5_20_4_20_2" style:display-name="Normal 5 4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5_20_4_20_3" style:display-name="Normal 5 4 3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5_20_4_20_4" style:display-name="Normal 5 4 4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5_20_5" style:display-name="Normal 5 5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  <style:text-properties style:font-name="Times New Roman1" fo:font-family="'Times New Roman1'" fo:font-size="10pt" style:font-name-asian="Times New Roman1" style:font-family-asian="'Times New Roman1'" style:font-size-asian="10pt" style:font-name-complex="Times New Roman1" style:font-family-complex="'Times New Roman1'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  <style:text-properties style:font-name="Times New Roman1" fo:font-family="'Times New Roman1'" fo:font-size="10pt" style:font-name-asian="Times New Roman1" style:font-family-asian="'Times New Roman1'" style:font-size-asian="10pt" style:font-name-complex="Times New Roman1" style:font-family-complex="'Times New Roman1'" style:font-size-complex="10pt"/>
    </style:style>
    <style:style style:name="Normal_20_8_20_2" style:display-name="Normal 8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_20_de_20_milhares_20_2" style:display-name="Separador de milhares 2" style:family="table-cell" style:parent-style-name="Default" style:data-style-name="N11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initial-creator>MP</meta:initial-creator>
    <meta:creation-date>2015-07-14T18:47:59Z</meta:creation-date>
    <dc:date>2021-11-26T11:11:03.428757859</dc:date>
    <meta:editing-cycles>4</meta:editing-cycles>
    <meta:editing-duration>PT1H55M13S</meta:editing-duration>
    <meta:document-statistic meta:table-count="3" meta:cell-count="57" meta:object-count="0"/>
    <meta:user-defined meta:name="AppVersion">12.0000</meta:user-defined>
    <meta:user-defined meta:name="Company">MP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